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483cm"/>
      <style:text-properties fo:color="#3b3b3b" loext:opacity="100%" style:font-name="Arial" fo:font-size="12pt" fo:font-weight="normal" officeooo:rsid="001c63fa" officeooo:paragraph-rsid="001c63fa" fo:background-color="#ffffff" style:font-size-asian="12pt" style:font-size-complex="12pt"/>
    </style:style>
    <style:style style:name="P2" style:family="paragraph" style:parent-style-name="Standard">
      <style:paragraph-properties style:line-height-at-least="0.483cm"/>
      <style:text-properties fo:color="#3b3b3b" loext:opacity="100%" style:font-name="Arial" fo:font-size="12pt" fo:font-weight="normal" fo:background-color="#ffffff" style:font-size-asian="12pt" style:font-size-complex="12pt"/>
    </style:style>
    <style:style style:name="P3" style:family="paragraph" style:parent-style-name="Standard">
      <style:paragraph-properties style:line-height-at-least="0.483cm"/>
      <style:text-properties fo:color="#3b3b3b" loext:opacity="100%" style:font-name="Arial" fo:font-size="12pt" fo:font-weight="normal" officeooo:paragraph-rsid="001c63fa" fo:background-color="#ffffff" style:font-size-asian="12pt" style:font-size-complex="12pt"/>
    </style:style>
    <style:style style:name="P4" style:family="paragraph" style:parent-style-name="Standard">
      <style:paragraph-properties style:line-height-at-least="0.483cm"/>
      <style:text-properties fo:color="#3b3b3b" loext:opacity="100%" style:font-name="Arial" fo:font-size="12pt" fo:font-weight="normal" officeooo:paragraph-rsid="001e48a2" fo:background-color="#ffffff" style:font-size-asian="12pt" style:font-size-complex="12pt"/>
    </style:style>
    <style:style style:name="P5" style:family="paragraph" style:parent-style-name="Standard">
      <style:paragraph-properties style:line-height-at-least="0.483cm"/>
      <style:text-properties fo:color="#3b3b3b" loext:opacity="100%" style:font-name="Arial" fo:font-size="12pt" fo:font-weight="normal" officeooo:rsid="001e6928" officeooo:paragraph-rsid="001e6928" fo:background-color="#ffffff" style:font-size-asian="12pt" style:font-size-complex="12pt"/>
    </style:style>
    <style:style style:name="P6" style:family="paragraph" style:parent-style-name="Standard">
      <style:paragraph-properties style:line-height-at-least="0.483cm"/>
      <style:text-properties style:font-name="Arial" fo:font-size="12pt" style:font-size-asian="12pt" style:font-size-complex="12pt"/>
    </style:style>
    <style:style style:name="P7" style:family="paragraph" style:parent-style-name="Standard">
      <style:text-properties style:font-name="Arial" fo:font-size="12pt" officeooo:paragraph-rsid="001e48a2" style:font-size-asian="12pt" style:font-size-complex="12pt"/>
    </style:style>
    <style:style style:name="T1" style:family="text">
      <style:text-properties officeooo:rsid="001c63fa"/>
    </style:style>
    <style:style style:name="T2" style:family="text">
      <style:text-properties officeooo:rsid="001e48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Gerd Koslowski and I am living in Landau in Rhineland-Palatinate in Germany.</text:p>
      <text:p text:style-name="P1"/>
      <text:p text:style-name="P1">As my final projekt for the course CS50‘s Introduction to Computer Science I have written a flask web application to monitor the blood pressure of persons.</text:p>
      <text:p text:style-name="P1"/>
      <text:p text:style-name="P4"><text:span text:style-name="T2">T</text:span>he idea is to have a program where I can regularly take my own measurements and when the doctor asks me to fill out his form, I can present him simply my collected data that I can print out with my computer from a pdf file.</text:p>
      <text:p text:style-name="P7"/>
      <text:p text:style-name="P2">The program delivers a structure to record the data of the taken measurements of the blood pressure and the pulse of persons. It is possible to manage a number of persons with the program. It is possible to produce a chart of blood pressure data of a desired time frame as well in HTML as also as a PDF-document. One can also get simple statistics about the own data. </text:p>
      <text:p text:style-name="P2">The user only needs a <text:span text:style-name="T1">b</text:span>rowser and internet access.</text:p>
      <text:p text:style-name="P6"/>
      <text:p text:style-name="P2">A blood pressure chart is a simple yet valuable tool for tracking your blood pressure readings at home.</text:p>
      <text:p text:style-name="P2"/>
      <text:p text:style-name="P2">It records:</text:p>
      <text:p text:style-name="P6"/>
      <text:p text:style-name="P2">- Systolic and diastolic values</text:p>
      <text:p text:style-name="P2">- Date and time of each measurement</text:p>
      <text:p text:style-name="P2">- Pulse rate</text:p>
      <text:p text:style-name="P2"/>
      <text:p text:style-name="P2">Initially, when one has logged in, one sees the page of the persons blood pressure table with the option to format and download it as a pdf file.</text:p>
      <text:p text:style-name="P2"/>
      <text:p text:style-name="P2">And we need a page to edit the persons data. Initially the header data is empty. It <text:span text:style-name="T1">is</text:span> possible to edit and save a persons header data after the person is registered.</text:p>
      <text:p text:style-name="P2"/>
      <text:p text:style-name="P2"><text:span text:style-name="T1">The is also </text:span>a page to enter one blood pressure measurement. On the top of the page <text:span text:style-name="T1">is </text:span><text:s/>written the persons name and <text:span text:style-name="T1">t</text:span>he birthday.</text:p>
      <text:p text:style-name="P6"/>
      <text:p text:style-name="P2">There <text:span text:style-name="T1">are</text:span> buttons to save the data and it <text:span text:style-name="T1">is</text:span> possible to scroll through the measurements, delete a dataset or change the recorded data.</text:p>
      <text:p text:style-name="P2"/>
      <text:p text:style-name="P2">The program also offer<text:span text:style-name="T1">s</text:span> a simple means of evaluation of the data.</text:p>
      <text:p text:style-name="P2"/>
      <text:p text:style-name="P3">It draw<text:span text:style-name="T1">s</text:span> a <text:span text:style-name="T1">diagram</text:span> of the values and <text:span text:style-name="T1">so one can visually see </text:span>whether the values are eventually rising or falling.</text:p>
      <text:p text:style-name="P3"/>
      <text:p text:style-name="P2">The programm calculate<text:span text:style-name="T1">s</text:span> the maximum and minimum values <text:span text:style-name="T1">f</text:span>or systolic, diastolic blood pressure and an average of the values.</text:p>
      <text:p text:style-name="P2"/>
      <text:p text:style-name="P1">The program gives also an assumption about the grade of hypertension of the person that is derived from the average blood pressure values.</text:p>
      <text:p text:style-name="P1"/>
      <text:p text:style-name="P5">This was the short presentation of my project for CS50.</text:p>
      <text:p text:style-name="P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18:14:44.523609852</meta:creation-date>
    <meta:editing-duration>P0D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9" meta:word-count="394" meta:character-count="2145" meta:non-whitespace-character-count="1768"/>
  </office:meta>
</office:document-meta>
</file>